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paragraph-rsid="00175bc2"/>
    </style:style>
    <style:style style:name="P2" style:family="paragraph" style:parent-style-name="Standard">
      <style:text-properties style:font-name="Calibri" officeooo:paragraph-rsid="001885c3"/>
    </style:style>
    <style:style style:name="P3" style:family="paragraph" style:parent-style-name="Standard">
      <style:text-properties style:font-name="Calibri" officeooo:paragraph-rsid="001a121d"/>
    </style:style>
    <style:style style:name="T1" style:family="text">
      <style:text-properties officeooo:rsid="0013b60a"/>
    </style:style>
    <style:style style:name="T2" style:family="text">
      <style:text-properties officeooo:rsid="00175bc2"/>
    </style:style>
    <style:style style:name="T3" style:family="text">
      <style:text-properties officeooo:rsid="001885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Users are able to browse the items by traversing the category tree (Figure 2.1). When a user chooses a category, the user will want to know all of the categories that are directly linked to that current category. The tree traversal algorithm to be implemented will follow a derivative of the breadth-first search algorithm. At each point, they are given a summary of all the items that appear in that category. For example, if the user is in the “Women’s” category, the provided categories are “Boots”, “Flats”, “Pump”, “Sandals”, “Sneakers”, “Wedges”. However, in traditional breadth-first search algorithms, the other nodes in the same level as the previously mentioned categories, will be shown. So our form of the algorithm will limit the traversing within the current node and its children.</text:span></text:p>
      <text:p text:style-name="P2"><text:tab/><text:span text:style-name="T3">Another important browsing feature is to allow the user the ability to traverse both ways through the tree, including moving downwards and upwards through the tree. The user shall be able to return to the parent node of their current category. In addition, there will be a home button to traverse the user back to the root node. </text:span></text:p>
      <text:p text:style-name="P3"><text:tab/><text:span text:style-name="T2">There will be a homepage which consists of the current deals and other features usually found in homepages. This homepage is not located anywhere in the classification tree, yet contains various items from different categories.</text:span></text:p>
      <text:p text:style-name="P1"><text:tab/><text:span text:style-name="T2">During our research of other shoe/clothing sites, we were attracted to a certain type of user interface that made browsing very easy and fast. Particularity, Macy’s online store featured a row of tabs near the top of the page. These tabs were the major categories of clothing, “Men”, “Women”, etc. When the user selects one of the tabs, a drop down menu appears, listing all of the categories within that major category. Furthermore, under those categories were subcategories that were indented to easily show its lower levelness. We found this interface in other sources as well and we find this way of browsing to be the most user-friendly because it gives the user a broad overview of the classification tree. Browsing for TechFam will follow this structure of brows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6:40:03.126000000</meta:creation-date>
    <dc:date>2016-09-13T17:39:58.712000000</dc:date>
    <meta:editing-duration>PT16M54S</meta:editing-duration>
    <meta:editing-cycles>3</meta:editing-cycles>
    <meta:generator>LibreOffice/5.1.3.2$Windows_X86_64 LibreOffice_project/644e4637d1d8544fd9f56425bd6cec110e49301b</meta:generator>
    <meta:document-statistic meta:table-count="0" meta:image-count="0" meta:object-count="0" meta:page-count="1" meta:paragraph-count="4" meta:word-count="351" meta:character-count="2129" meta:non-whitespace-character-count="1776"/>
  </office:meta>
</office:document-meta>
</file>